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rmal" style:master-page-name="MP0" style:family="paragraph">
      <style:paragraph-properties fo:break-before="page" fo:line-height="200%"/>
    </style:style>
    <style:style style:name="P4" style:parent-style-name="Normal" style:family="paragraph">
      <style:paragraph-properties fo:line-height="200%"/>
    </style:style>
    <style:style style:name="P5" style:parent-style-name="Normal" style:family="paragraph">
      <style:paragraph-properties fo:line-height="200%"/>
    </style:style>
    <style:style style:name="P6" style:parent-style-name="Normal" style:family="paragraph">
      <style:paragraph-properties fo:line-height="200%"/>
    </style:style>
    <style:style style:name="P7" style:parent-style-name="Normal" style:family="paragraph">
      <style:paragraph-properties fo:text-align="center" fo:line-height="200%"/>
    </style:style>
    <style:style style:name="P8" style:parent-style-name="Normal" style:family="paragraph">
      <style:paragraph-properties fo:line-height="200%"/>
      <style:text-properties fo:font-weight="bold" style:font-weight-asian="bold"/>
    </style:style>
    <style:style style:name="P9" style:parent-style-name="Normal" style:family="paragraph">
      <style:paragraph-properties fo:line-height="200%"/>
    </style:style>
    <style:style style:name="P10" style:parent-style-name="Normal" style:family="paragraph">
      <style:paragraph-properties fo:line-height="200%"/>
      <style:text-properties fo:font-weight="bold" style:font-weight-asian="bold"/>
    </style:style>
    <style:style style:name="P11" style:parent-style-name="Normal" style:family="paragraph">
      <style:paragraph-properties fo:line-height="200%"/>
    </style:style>
    <style:style style:name="P12" style:parent-style-name="Normal" style:family="paragraph">
      <style:paragraph-properties fo:line-height="200%"/>
      <style:text-properties fo:font-weight="bold" style:font-weight-asian="bold"/>
    </style:style>
    <style:style style:name="P13" style:parent-style-name="Normal" style:family="paragraph">
      <style:paragraph-properties fo:line-height="200%"/>
    </style:style>
    <style:style style:name="P14" style:parent-style-name="Normal" style:family="paragraph">
      <style:paragraph-properties fo:line-height="200%"/>
      <style:text-properties fo:font-weight="bold" style:font-weight-asian="bold"/>
    </style:style>
    <style:style style:name="P15" style:parent-style-name="Normal" style:family="paragraph">
      <style:paragraph-properties fo:line-height="200%"/>
    </style:style>
    <style:style style:name="P16" style:parent-style-name="Normal" style:family="paragraph">
      <style:paragraph-properties fo:line-height="200%"/>
      <style:text-properties fo:font-weight="bold" style:font-weight-asian="bold"/>
    </style:style>
    <style:style style:name="P17" style:parent-style-name="Normal" style:family="paragraph">
      <style:paragraph-properties fo:line-height="200%"/>
    </style:style>
    <style:style style:name="P18" style:parent-style-name="Normal" style:family="paragraph">
      <style:paragraph-properties fo:line-height="200%"/>
    </style:style>
    <style:style style:name="P19" style:parent-style-name="Normal" style:family="paragraph">
      <style:paragraph-properties fo:line-height="200%"/>
      <style:text-properties fo:font-weight="bold" style:font-weight-asian="bold"/>
    </style:style>
    <style:style style:name="P20" style:parent-style-name="Normal" style:family="paragraph">
      <style:paragraph-properties fo:line-height="200%"/>
    </style:style>
    <style:style style:name="P21" style:parent-style-name="Normal" style:family="paragraph">
      <style:paragraph-properties fo:line-height="200%"/>
      <style:text-properties fo:font-weight="bold" style:font-weight-asian="bold"/>
    </style:style>
    <style:style style:name="P22" style:parent-style-name="Normal" style:family="paragraph">
      <style:paragraph-properties fo:line-height="200%"/>
    </style:style>
    <style:style style:name="P23" style:parent-style-name="Normal" style:family="paragraph">
      <style:paragraph-properties fo:line-height="200%"/>
    </style:style>
    <style:style style:name="P24" style:parent-style-name="Normal" style:family="paragraph">
      <style:paragraph-properties fo:line-height="200%"/>
    </style:style>
  </office:automatic-styles>
  <office:body>
    <office:text text:use-soft-page-breaks="true">
      <text:p text:style-name="P1">Andrew Thompson</text:p>
      <text:p text:style-name="P4">Dr. VanDrunen</text:p>
      <text:p text:style-name="P5">Software Development</text:p>
      <text:p text:style-name="P6">15 February 2014</text:p>
      <text:p text:style-name="P7">Phase 1 Report</text:p>
      <text:p text:style-name="P8">Design Session 1</text:p>
      <text:p text:style-name="P9">At the beginning of the project, Josh and I decided to split the project up into three main parts: database interaction, the graphical user interface, and the timeline and event types.<text:s/>I primarily worked on<text:s/>the graphical user interface, taking a basic design<text:s/>for the GUI<text:s/>we had<text:s/>contrived.</text:p>
      <text:p text:style-name="P10">GUI</text:p>
      <text:p text:style-name="P11">When I started figuring how to construct the GUI, I realized it would not be cost-efficient to hard-code it. So I researched different GUI libraries and visual editors for Java.<text:s/>Hearing Daniel mention JavaFX in class, I looked into it.<text:s/>After trying it out a little bit, I was not fully satisfied because SceneBuilder’s learning curve was steeper than I hoped.<text:s/>So I furthered my research.<text:s/>I found out that<text:s/>the<text:s/>Netbeans<text:s/>IDE<text:s/>has an integrated<text:s/>visual Swing editor, so I downloaded<text:s/>it and started playing around with it.<text:s/>It took me a while to get the hang of it, but eventually, I figured out how to do what I needed with it.<text:s/>Since I was already much more familiar with Swing than with JavaFX, I decided to use Netbeans<text:s/>to create the main<text:s/>GUI components for the project.<text:s/>I eventually<text:s/>finished<text:s/>designing<text:s/>the main windows necessary for the project (and a few more we ended up not using)<text:s/>in Netbeans.<text:s/>However,<text:s/>the<text:s/>code<text:s/>generated<text:s/>by Netbeans was<text:s/>very messy and unreadable, so I copied everything over to Eclipse and refactored it.<text:s/>These<text:s/>chief windows<text:s/>are the MainWindow,<text:s/>EventPropertiesWindow, and the TimelinePropertiesWindow classes<text:s/>that<text:s/><text:soft-page-break/>represent the main three windows used in the application.<text:s/>Over the course of the<text:s/>project, I had to periodically make changes to the GUI designs, which involved<text:s/>editing the windows in the visual editor and copying the changed parts over to Eclipse.<text:s/>(I should note that part of the reason I have far fewer commits than Josh is because I was unable to commit during this first period until I learned Git. Consequently, I had to add the GUI code<text:s/>I produced<text:s/>through his account.)</text:p>
      <text:p text:style-name="P12">Design Session 2</text:p>
      <text:p text:style-name="P13">When we met after a week of coding on our own,<text:s/>I had<text:s/>mostly<text:s/>finished the GUI and<text:s/>Josh had pretty much finished up the entities classes and the database code, so we focused on integrating the parts.<text:s/>I<text:s/>suggested using<text:s/>a modified model view control design<text:s/>where<text:s/>the entity classes<text:s/>and<text:s/>a new<text:s/>class<text:s/>were<text:s/>the model, the GUI<text:s/>classes<text:s/>and<text:s/>new<text:s/>graphics classes the view,<text:s/>and the GUI the control.<text:s/>The new model<text:s/>class<text:s/>we<text:s/>named<text:s/>TimelineMaker, which I worked on for the majority of the rest of the project<text:s/>while Josh focused on the graphics for rendering timelines.<text:s/>In order to allow Josh to do<text:s/>the graphics I set up DisplayPane, which is a JPanel, for<text:s/>him to add the graphics to.<text:s/>During this meeting, we also decided upon the package division, which ended up working pretty well.</text:p>
      <text:p text:style-name="P14">TimelineMaker and<text:s/>GUI</text:p>
      <text:p text:style-name="P15">Among other things, I focused on writing the TimelineMaker and<text:s/>integrating it with the GUI components.<text:s/>I used it to<text:s/>store references to the database, the timelines, and the GUI components<text:s/>(to model the application)<text:s/>and to facilitate their interaction.<text:s/>One of the hardest parts<text:s/>of integrating all of the components of the application was concurrency.<text:s/>I spent a long time writing the ActionListeners for the GUI components, ensuring they were running on the correct threads,<text:s/>and<text:s/>doing my very best to avoid tight coupling.<text:s/>I did not have time to look for race conditions as much as I would have liked. However, I<text:s/>did end up figuring out a way<text:s/>– I think – to<text:s/>keep<text:s/><text:soft-page-break/>coupling relatively loose between the GUI and the model.<text:s/>To do so, I<text:s/>wrote a bunch of methods for<text:s/>TimelineMaker to add, delete, edit, and select timelines and events<text:s/>which would be invoked by<text:s/>GUI<text:s/>ActionListeners and in turn appropriately update the graphics and<text:s/>database.<text:s/>Getting the interaction between<text:s/>all the parts to work correctly was difficult and took a lot of debugging and testing.</text:p>
      <text:p text:style-name="P16">JUnit Testing</text:p>
      <text:p text:style-name="P17">I wrote the JUnit tests for the Timeline entity and the TimelineMaker class.<text:s/>After reviewing JUnit, the timeline tester was easy to write. I simply<text:s/>wrote tests for the constructor<text:s/>and for event addition and deletion.<text:s/>The tests confirmed the Timeline class’s functionality.</text:p>
      <text:p text:style-name="P18">On the other hand, writing the test for TimelineMaker was<text:s/>both difficult<text:s/>and frustrating.<text:s/>Because of the interaction with the database, I had to write a special constructor in TimelineMaker to set up a new blank database for every test case.<text:s/>Coming to this solution was neither easy nor ideal, but necessary to ensure TimelineMaker was working correctly.<text:s/>The TimelineMakerTest<text:s/>tested the application initialization as well as addition, deletion, editing, and selection for both events and timelines.<text:s/>I encountered many errors while<text:s/>writing the<text:s/>tests. While this was nonetheless frustrating, it did point me to ways to improve the code.<text:s/>I should also not that Josh and I were not able to<text:s/>do as much JUnit testing as we would have liked throughout the project because<text:s/>we did not learn JUnit until we had already<text:s/>written much of the basics of the project.<text:s/>In the future, I would like to be able to do more test-driven design as it seems efficient and<text:s/>focused.</text:p>
      <text:p text:style-name="P19">Debugging</text:p>
      <text:soft-page-break/>
      <text:p text:style-name="P20">The<text:s/>last week or so Josh and I mostly focused integrating the<text:s/>graphics and debugging respectively.<text:s/>Even though debugging is so frustrating,<text:s/>I appreciated having to do so much<text:s/>of it<text:s/>because I think it taught me a lot about<text:s/>managing a larger project<text:s/>and ensuring<text:s/>good P&amp;Q.</text:p>
      <text:p text:style-name="P21">Conclusion</text:p>
      <text:p text:style-name="P22">Overall, I am very pleased with the<text:s/>project. I got to learn Git, JUnit testing, much more Swing,<text:s/>and<text:s/>a little JavaFX<text:s/>among other things.<text:s/>It was great practice to focus on<text:s/>a project of this magnitude, so I look forward<text:s/>to the rest<text:s/>of the class. Also, Josh and I worked very well together and split the workload fairly evenly.</text:p>
      <text:p text:style-name="P23"/>
      <text:p text:style-name="P2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0833in" fo:line-height="115%" fo:background-color="transparent" style:tab-stop-distance="0.5in"/>
      <style:text-properties style:font-name="Times New Roman" style:font-name-asian="SimSu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zh" style:country-asian="CN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MLAEssay" style:display-name="MLA Essay" style:family="paragraph" style:parent-style-name="Normal">
      <style:paragraph-properties fo:margin-bottom="0in" fo:line-height="200%"/>
      <style:text-properties fo:hyphenate="false"/>
    </style:style>
    <style:style style:name="Date" style:display-name="Date" style:family="paragraph" style:parent-style-name="Normal" style:next-style-name="Normal">
      <style:text-properties fo:hyphenate="false"/>
    </style:style>
    <style:style style:name="DateChar" style:display-name="Date Char" style:family="text" style:parent-style-name="DefaultParagraphFon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 fo:text-align="end"/>
    </style:style>
    <style:style style:name="P3" style:parent-style-name="Header" style:family="paragraph">
      <style:paragraph-properties fo:text-align="end"/>
    </style:style>
  </office:automatic-styles>
  <office:master-styles>
    <style:master-page style:name="MP0" style:page-layout-name="PL0">
      <style:header>
        <text:p text:style-name="P2">Thompson<text:s/><text:page-number text:fixed="false">1</text:page-number></text:p>
        <text:p text:style-name="P3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Andrew</meta:initial-creator>
    <dc:creator>Andrew</dc:creator>
    <meta:creation-date>2014-02-16T05:03:00Z</meta:creation-date>
    <dc:date>2014-02-16T05:03:00Z</dc:date>
    <meta:template xlink:href="Normal" xlink:type="simple"/>
    <meta:editing-cycles>2</meta:editing-cycles>
    <meta:editing-duration>PT60S</meta:editing-duration>
    <meta:document-statistic meta:page-count="4" meta:paragraph-count="11" meta:word-count="853" meta:character-count="5709" meta:row-count="40" meta:non-whitespace-character-count="4867"/>
  </office:meta>
</office:document-meta>
</file>